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25c7ad" officeooo:paragraph-rsid="0025c7ad"/>
    </style:style>
    <style:style style:name="P2" style:family="paragraph" style:parent-style-name="Standard">
      <style:text-properties style:font-name="Arial" officeooo:rsid="00262933" officeooo:paragraph-rsid="00262933"/>
    </style:style>
    <style:style style:name="P3" style:family="paragraph" style:parent-style-name="Standard">
      <style:text-properties style:font-name="Arial" officeooo:rsid="00297a08" officeooo:paragraph-rsid="00297a08"/>
    </style:style>
    <style:style style:name="P4" style:family="paragraph" style:parent-style-name="Standard">
      <style:text-properties style:font-name="Arial" officeooo:rsid="002aa626" officeooo:paragraph-rsid="002aa626"/>
    </style:style>
    <style:style style:name="P5" style:family="paragraph" style:parent-style-name="Standard">
      <style:text-properties style:font-name="Arial" officeooo:rsid="002db5ed" officeooo:paragraph-rsid="002db5ed"/>
    </style:style>
    <style:style style:name="P6" style:family="paragraph" style:parent-style-name="Standard">
      <style:text-properties style:font-name="Arial" officeooo:rsid="002db5ed" officeooo:paragraph-rsid="002db5ed"/>
    </style:style>
    <style:style style:name="P7" style:family="paragraph" style:parent-style-name="Standard">
      <style:text-properties style:font-name="Arial" officeooo:rsid="0037c1fd" officeooo:paragraph-rsid="0037c1fd"/>
    </style:style>
    <style:style style:name="P8" style:family="paragraph" style:parent-style-name="Standard">
      <style:text-properties style:font-name="Arial" officeooo:rsid="0039a41e" officeooo:paragraph-rsid="0039a41e"/>
    </style:style>
    <style:style style:name="P9" style:family="paragraph" style:parent-style-name="Standard">
      <style:text-properties style:font-name="Arial" officeooo:rsid="003c84fc" officeooo:paragraph-rsid="003c84fc"/>
    </style:style>
    <style:style style:name="P10" style:family="paragraph" style:parent-style-name="Standard">
      <style:text-properties style:font-name="Arial" officeooo:rsid="003e3b9d" officeooo:paragraph-rsid="003e3b9d"/>
    </style:style>
    <style:style style:name="P11" style:family="paragraph" style:parent-style-name="Standard">
      <style:text-properties style:font-name="Arial" officeooo:rsid="003f842a" officeooo:paragraph-rsid="003f842a"/>
    </style:style>
    <style:style style:name="P12" style:family="paragraph" style:parent-style-name="Standard">
      <style:text-properties style:font-name="Arial" officeooo:rsid="004027eb" officeooo:paragraph-rsid="004027eb"/>
    </style:style>
    <style:style style:name="P13" style:family="paragraph" style:parent-style-name="Standard">
      <style:text-properties style:font-name="Arial" officeooo:rsid="0041d35a" officeooo:paragraph-rsid="0041d35a"/>
    </style:style>
    <style:style style:name="P14" style:family="paragraph" style:parent-style-name="Standard">
      <style:text-properties style:font-name="Arial" officeooo:rsid="00421fc8" officeooo:paragraph-rsid="00421fc8"/>
    </style:style>
    <style:style style:name="P15" style:family="paragraph" style:parent-style-name="Standard">
      <style:text-properties style:font-name="Arial" officeooo:rsid="004622b2" officeooo:paragraph-rsid="004622b2"/>
    </style:style>
    <style:style style:name="P16" style:family="paragraph" style:parent-style-name="Standard">
      <style:text-properties style:font-name="Arial" officeooo:rsid="004aae22" officeooo:paragraph-rsid="004aae22"/>
    </style:style>
    <style:style style:name="P17" style:family="paragraph" style:parent-style-name="Standard">
      <style:text-properties style:font-name="Arial" officeooo:rsid="0051e944" officeooo:paragraph-rsid="0051e944"/>
    </style:style>
    <style:style style:name="P18" style:family="paragraph" style:parent-style-name="Standard">
      <style:text-properties style:font-name="Arial" officeooo:rsid="00520a4e" officeooo:paragraph-rsid="00520a4e"/>
    </style:style>
    <style:style style:name="P19" style:family="paragraph" style:parent-style-name="Standard" style:list-style-name="L1">
      <style:text-properties officeooo:paragraph-rsid="004aae22"/>
    </style:style>
    <style:style style:name="P20" style:family="paragraph" style:parent-style-name="Standard" style:list-style-name="L1">
      <style:text-properties officeooo:rsid="004f1b63" officeooo:paragraph-rsid="004f1b63"/>
    </style:style>
    <style:style style:name="T1" style:family="text">
      <style:text-properties officeooo:rsid="00297ce5"/>
    </style:style>
    <style:style style:name="T2" style:family="text">
      <style:text-properties officeooo:rsid="002b3df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43fd82" style:font-style-asian="normal" style:font-style-complex="normal"/>
    </style:style>
    <style:style style:name="T6" style:family="text">
      <style:text-properties fo:font-style="normal" officeooo:rsid="0046838b" style:font-style-asian="normal" style:font-style-complex="normal"/>
    </style:style>
    <style:style style:name="T7" style:family="text">
      <style:text-properties fo:font-style="normal" officeooo:rsid="005418b9" style:font-style-asian="normal" style:font-style-complex="normal"/>
    </style:style>
    <style:style style:name="T8" style:family="text">
      <style:text-properties style:font-name="Arial" fo:font-style="normal" style:font-style-asian="normal" style:font-style-complex="normal"/>
    </style:style>
    <style:style style:name="T9" style:family="text">
      <style:text-properties style:font-name="Arial" fo:font-style="normal" officeooo:rsid="004aae22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 Marxismus:<text:line-break/></text:p>
      <text:p text:style-name="P2">Begründet die Armutsschereals Grund für Armut.</text:p>
      <text:p text:style-name="P3">Gesellschaft ist in 2 geteilt: die mit <text:span text:style-name="T1">und die Ohne Produktionsgüter</text:span></text:p>
      <text:p text:style-name="P4">die Proletarier (ohne Produktionsgüter) <text:span text:style-name="T2">können sich nicht aus ihrer „armen“ lage befreien, da sie keine Produktionsgüter besitzen.</text:span></text:p>
      <text:p text:style-name="P5">Arbeitgeber wollen möglich wenig bezahlen.</text:p>
      <text:p text:style-name="P5"/>
      <text:p text:style-name="P5"/>
      <text:p text:style-name="P5"/>
      <text:p text:style-name="P7">AB: <text:span text:style-name="T3">„Soziale Ungleichheit“</text:span></text:p>
      <text:p text:style-name="P7"><text:span text:style-name="T4"/></text:p>
      <text:p text:style-name="P8"><text:span text:style-name="T4">Soziale Ungleichheit sind bestimmte virteilhafte und nachteilige Lebensbedingungen von Menschen, die Aufgrund der sozialen Position zukommen.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9"><text:span text:style-name="T4">Armut von Soziale Ungleichheit differenzieren:</text:span></text:p>
      <text:p text:style-name="P9"><text:span text:style-name="T4"/></text:p>
      <text:p text:style-name="P10"><text:span text:style-name="T4">Pro:</text:span></text:p>
      <text:p text:style-name="P11"><text:span text:style-name="T4">Sohn erbt von Eltern → ist reich. Sozial ungleich, aber nicht arm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2"><text:span text:style-name="T4">Kinderarmut:</text:span></text:p>
      <text:p text:style-name="P12"><text:span text:style-name="T4"/></text:p>
      <text:p text:style-name="P13"><text:span text:style-name="T4">Wie lässt sie sich messen?</text:span></text:p>
      <text:p text:style-name="P13"><text:span text:style-name="T4"/></text:p>
      <text:p text:style-name="P13"><text:span text:style-name="T4">„</text:span><text:span text:style-name="T5">arme Familie“</text:span></text:p>
      <text:p text:style-name="P15"><text:span text:style-name="T5">k</text:span><text:span text:style-name="T4">ein Taschengeld, </text:span><text:span text:style-name="T6">kein / wenig Urlaub</text:span></text:p>
      <text:p text:style-name="P17"><text:span text:style-name="T6">H</text:span><text:span text:style-name="T4">artz IV / Bürgergeld</text:span></text:p>
      <text:p text:style-name="P18"><text:span text:style-name="T4">Am Ende des Monats </text:span><text:span text:style-name="T7">häufig</text:span><text:span text:style-name="T4"> kein Geld mehr übrig</text:span></text:p>
      <text:p text:style-name="P18"><text:span text:style-name="T4"/></text:p>
      <text:p text:style-name="P15"><text:span text:style-name="T6"/></text:p>
      <text:p text:style-name="P13"><text:span text:style-name="T4"/></text:p>
      <text:p text:style-name="P14"><text:span text:style-name="T4">Lösungsvorschläge und wie Sinnvoll?</text:span></text:p>
      <text:p text:style-name="P14"><text:span text:style-name="T4"/></text:p>
      <text:list xml:id="list3454182893" text:style-name="L1">
        <text:list-item>
          <text:p text:style-name="P19"><text:span text:style-name="T9">Essensspenden / Kindertafeln</text:span></text:p>
        </text:list-item>
        <text:list-item>
          <text:p text:style-name="P20"><text:span text:style-name="T9">N</text:span><text:span text:style-name="T8">achmitagsbetreuung</text:span></text:p>
        </text:list-item>
        <text:list-item>
          <text:p text:style-name="P20"><text:span text:style-name="T8"/></text:p>
        </text:list-item>
      </text:list>
      <text:p text:style-name="P16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3-02-14T09:02:46.561000000</dc:date>
    <meta:editing-duration>PT1H5M12S</meta:editing-duration>
    <meta:editing-cycles>34</meta:editing-cycles>
    <meta:document-statistic meta:table-count="0" meta:image-count="0" meta:object-count="0" meta:page-count="1" meta:paragraph-count="20" meta:word-count="116" meta:character-count="824" meta:non-whitespace-character-count="729"/>
  </office:meta>
</office:document-meta>
</file>